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b6b8" officeooo:paragraph-rsid="0028b6b8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295ab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Sweets. Candies.</text:h>
      <text:p text:style-name="P1"/>
      <text:section text:style-name="Sect1" text:name="Section1">
        <text:list xml:id="list613177855" text:style-name="L1">
          <text:list-item>
            <text:p text:style-name="P3">bubble gum.</text:p>
          </text:list-item>
          <text:list-item>
            <text:p text:style-name="P3">candy cane.</text:p>
          </text:list-item>
          <text:list-item>
            <text:p text:style-name="P3">candy corn.</text:p>
          </text:list-item>
          <text:list-item>
            <text:p text:style-name="P3">chewing gum.</text:p>
          </text:list-item>
          <text:list-item>
            <text:p text:style-name="P3">chocolate bar.</text:p>
          </text:list-item>
          <text:list-item>
            <text:p text:style-name="P3">chocolate drops.</text:p>
          </text:list-item>
          <text:list-item>
            <text:p text:style-name="P3">chocolate truffles.</text:p>
          </text:list-item>
          <text:list-item>
            <text:p text:style-name="P3">Cookies.</text:p>
          </text:list-item>
          <text:list-item>
            <text:p text:style-name="P3">cotton candy.</text:p>
          </text:list-item>
          <text:list-item>
            <text:p text:style-name="P3">Cupcake.</text:p>
          </text:list-item>
          <text:list-item>
            <text:p text:style-name="P3">Doughnuts.</text:p>
          </text:list-item>
          <text:list-item>
            <text:p text:style-name="P3">filled bi<text:span text:style-name="T1">s</text:span>cuits.</text:p>
          </text:list-item>
          <text:list-item>
            <text:p text:style-name="P3">Gumdrops.</text:p>
          </text:list-item>
          <text:list-item>
            <text:p text:style-name="P3">gummy bears.</text:p>
          </text:list-item>
          <text:list-item>
            <text:p text:style-name="P3">hard candies.</text:p>
          </text:list-item>
          <text:list-item>
            <text:p text:style-name="P3">ice cream.</text:p>
          </text:list-item>
          <text:list-item>
            <text:p text:style-name="P3">jelly beans.</text:p>
          </text:list-item>
          <text:list-item>
            <text:p text:style-name="P3">M &amp; ms.</text:p>
          </text:list-item>
          <text:list-item>
            <text:p text:style-name="P3">Marshmallow.</text:p>
          </text:list-item>
          <text:list-item>
            <text:p text:style-name="P3">peanut brittle.</text:p>
          </text:list-item>
          <text:list-item>
            <text:p text:style-name="P3">Popsicle.</text:p>
          </text:list-item>
          <text:list-item>
            <text:p text:style-name="P3">sugar cookies.</text:p>
          </text:list-item>
          <text:list-item>
            <text:p text:style-name="P3">Wafer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13:10:13.293000000</dc:date>
    <dc:creator>E G</dc:creator>
    <meta:editing-duration>PT1H44M10S</meta:editing-duration>
    <meta:editing-cycles>2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4" meta:word-count="65" meta:character-count="344" meta:non-whitespace-character-count="326"/>
    <meta:user-defined meta:name="DocumentEncoding">utf-8</meta:user-defined>
    <meta:user-defined meta:name="HTML" meta:value-type="boolean">true</meta:user-defined>
  </office:meta>
</office:document-meta>
</file>